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yelvi figyelj!!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16:06:04</meta:creation-date>
    <dc:date>2012-09-16T16:07:1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3.5$Linux_X86_64 LibreOffice_project/350m1$Build-2</meta:generator>
  </office:meta>
</office:document-meta>
</file>